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45910*"/>
    </style:style>
    <style:style style:name="Table8.B" style:family="table-column">
      <style:table-column-properties style:column-width="2.2764in" style:rel-column-width="196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P8" style:family="paragraph" style:parent-style-name="Table_20_Contents">
      <style:text-properties style:font-name="Segoe UI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10.5pt" fo:language="en" fo:country="GB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" fo:font-size="10.5pt" style:font-size-asian="10.5pt" style:font-size-complex="10.5pt"/>
    </style:style>
    <style:style style:name="T2" style:family="text">
      <style:text-properties style:font-name="Segoe UI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3"/>: <text:s/><text:span text:description="customer">KIMGUAN, ANITA</text:span></text:p>
            </table:table-cell>
            <table:table-cell table:style-name="Table8.B1" office:value-type="string">
              <text:p text:style-name="P5"><text:s/>Date <text:s text:c="16"/>: <text:s/><text:span text:description="date">2014-10-20</text:span></text:p>
            </table:table-cell>
          </table:table-row>
          <table:table-row>
            <table:table-cell table:style-name="Table8.A2" office:value-type="string">
              <text:p text:style-name="P7">Job Order &amp; DR# : <text:s/><text:span text:description="job">14P-10-4986, 14P-10-5003</text:span></text:p>
            </table:table-cell>
            <table:table-cell table:style-name="Table8.B2" office:value-type="string">
              <text:p text:style-name="P12">Fabric Style <text:s text:c="5"/>: <text:s text:c="2"/>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2250 +1500 </text:span></text:p>
            </table:table-cell>
            <table:table-cell table:style-name="Table8.B2" office:value-type="string">
              <text:p text:style-name="P3"><text:s/>Total Quantity : <text:s/><text:span text:description="total">3750</text:span></text:p>
            </table:table-cell>
          </table:table-row>
          <table:table-row>
            <table:table-cell table:style-name="Table8.A2" office:value-type="string">
              <text:p text:style-name="P7">Design Name <text:s text:c="6"/>: <text:s/><text:span text:description="desName">FLORAL</text:span></text:p>
            </table:table-cell>
            <table:table-cell table:style-name="Table8.B2" office:value-type="string">
              <text:p text:style-name="P11"><text:s/>Color <text:s text:c="15"/>: <text:s text:c="2"/><text:span text:description="color">APPLE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span text:description="screen1">E. GREEN</text:span></text:p>
            </table:table-cell>
            <table:covered-table-cell/>
            <table:table-cell table:style-name="Table1.C2" office:value-type="string">
              <text:p text:style-name="P9"><text:span text:description="kilo1">40</text:span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1">YELLOW F2G</text:span></text:p>
            </table:table-cell>
            <table:table-cell table:style-name="Table1.A2" office:value-type="string">
              <text:p text:style-name="P10"><text:span text:description="per1_1">5.0</text:span></text:p>
            </table:table-cell>
            <table:table-cell table:style-name="Table1.A2" office:value-type="string">
              <text:p text:style-name="P10"><text:span text:description="kg1_1">2.00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span text:description="screen1_2"/></text:p>
            </table:table-cell>
            <table:table-cell table:style-name="Table1.A2" office:value-type="string">
              <text:p text:style-name="P10"><text:span text:description="per1_2"/></text:p>
            </table:table-cell>
            <table:table-cell table:style-name="Table1.A2" office:value-type="string">
              <text:p text:style-name="P10"><text:span text:description="kg1_2"/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3"/></text:p>
            </table:table-cell>
            <table:table-cell table:style-name="Table1.A2" office:value-type="string">
              <text:p text:style-name="P10"><text:span text:description="per1_3"/></text:p>
            </table:table-cell>
            <table:table-cell table:style-name="Table1.A2" office:value-type="string">
              <text:p text:style-name="P10"><text:span text:description="kg1_3"/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4"><text:tab/><text:tab/><text:span text:style-name="T3"><text:tab/></text:span><text:span text:style-name="T1">Binder : <text:s/></text:span><text:span text:style-name="T2"><text:span text:description="bind1">5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2</text:span> : <text:span text:description="m.get(&quot;screen2&quot;)">PINK </text:span></text:p>
          </table:table-cell>
          <table:covered-table-cell/>
          <table:table-cell table:style-name="Table2.C1" office:value-type="string">
            <text:p text:style-name="P9"><text:span text:description="m.get(&quot;kil2&quot;)">4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ROSE NB</text:span></text:p>
          </table:table-cell>
          <table:table-cell table:style-name="Table2.A1" office:value-type="string">
            <text:p text:style-name="P10"><text:span text:description="m.get(&quot;per1&quot;)">0.9</text:span></text:p>
          </table:table-cell>
          <table:table-cell table:style-name="Table2.C2" office:value-type="string">
            <text:p text:style-name="P10"><text:span text:description="m.get(&quot;kilo1&quot;)">0.36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L. PINK</text:span></text:p>
          </table:table-cell>
          <table:table-cell table:style-name="Table2.C2" office:value-type="string">
            <text:p text:style-name="P10"><text:span text:description="m.get(&quot;per2&quot;)">4.5</text:span></text:p>
          </table:table-cell>
          <table:table-cell table:style-name="Table2.C2" office:value-type="string">
            <text:p text:style-name="P10"><text:span text:description="m.get(&quot;kilo2&quot;)">1.8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3</text:span> : <text:span text:description="m.get(&quot;screen2&quot;)">APPLE</text:span></text:p>
          </table:table-cell>
          <table:covered-table-cell/>
          <table:table-cell table:style-name="Table2.C1" office:value-type="string">
            <text:p text:style-name="P9"><text:span text:description="m.get(&quot;kil2&quot;)">35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GREEN FLN</text:span></text:p>
          </table:table-cell>
          <table:table-cell table:style-name="Table2.A1" office:value-type="string">
            <text:p text:style-name="P10"><text:span text:description="m.get(&quot;per1&quot;)">1.0</text:span></text:p>
          </table:table-cell>
          <table:table-cell table:style-name="Table2.C2" office:value-type="string">
            <text:p text:style-name="P10"><text:span text:description="m.get(&quot;kilo1&quot;)">0.3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YELLOW F2G</text:span></text:p>
          </table:table-cell>
          <table:table-cell table:style-name="Table2.C2" office:value-type="string">
            <text:p text:style-name="P10"><text:span text:description="m.get(&quot;per2&quot;)">5.0</text:span></text:p>
          </table:table-cell>
          <table:table-cell table:style-name="Table2.C2" office:value-type="string">
            <text:p text:style-name="P10"><text:span text:description="m.get(&quot;kilo2&quot;)">1.7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4</text:span> : <text:span text:description="m.get(&quot;screen2&quot;)">YELLOW</text:span></text:p>
          </table:table-cell>
          <table:covered-table-cell/>
          <table:table-cell table:style-name="Table2.C1" office:value-type="string">
            <text:p text:style-name="P9"><text:span text:description="m.get(&quot;kil2&quot;)">4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YELLOW F2G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1.2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5</text:span> : <text:span text:description="m.get(&quot;screen2&quot;)">LT. GREEN</text:span></text:p>
          </table:table-cell>
          <table:covered-table-cell/>
          <table:table-cell table:style-name="Table2.C1" office:value-type="string">
            <text:p text:style-name="P9"><text:span text:description="m.get(&quot;kil2&quot;)">5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GREEN FLN</text:span></text:p>
          </table:table-cell>
          <table:table-cell table:style-name="Table2.A1" office:value-type="string">
            <text:p text:style-name="P10"><text:span text:description="m.get(&quot;per1&quot;)">0.15</text:span></text:p>
          </table:table-cell>
          <table:table-cell table:style-name="Table2.C2" office:value-type="string">
            <text:p text:style-name="P10"><text:span text:description="m.get(&quot;kilo1&quot;)">0.07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YELLOW F5G</text:span></text:p>
          </table:table-cell>
          <table:table-cell table:style-name="Table2.C2" office:value-type="string">
            <text:p text:style-name="P10"><text:span text:description="m.get(&quot;per2&quot;)">0.7</text:span></text:p>
          </table:table-cell>
          <table:table-cell table:style-name="Table2.C2" office:value-type="string">
            <text:p text:style-name="P10"><text:span text:description="m.get(&quot;kilo2&quot;)">0.3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4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7-07T15:29:41.86</dc:date>
    <dc:creator>Eldridge Tan</dc:creator>
    <meta:editing-duration>P3DT9H8M55S</meta:editing-duration>
    <meta:editing-cycles>64</meta:editing-cycles>
    <meta:generator>jOpenDocument/1.4rc2</meta:generator>
    <meta:user-defined meta:name="SingleXMLDocument_count" meta:value-type="float">0</meta:user-defined>
  </office:meta>
</office:document-meta>
</file>